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FileWrite1" text:style-name="Outline">
                <text:list-item>
                    <text:h text:style-name="P1" text:outline-level="1"><draw:frame draw:style-name="fr1" draw:name="dashboard-icon.png" text:anchor-type="paragraph" svg:x="157mm" svg:y="0mm" svg:width="13mm" svg:height="10.94mm" draw:z-index="1">
                            <draw:image xlink:href="Pictures/100002010000036B0000031B40540EF8.png" xlink:type="simple" xlink:show="embed" xlink:actuate="onLoad"/>
                        </draw:frame>FileWrite</text:h>
                    <text:list>
                        <text:list-item>
                            <text:h text:style-name="Heading_20_2" text:outline-level="2">Description</text:h>
                        </text:list-item>
                    </text:list>
                </text:list-item>
            </text:list>

            <text:p text:style-name="Standard"><text:span>Writes data to a file, replacing the file if it already exists. Data can be a string or a blob.</text:span></text:p>

            
                <text:list xml:id="list_FileWrite2" text:continue-numbering="true" text:continue-list="list_FileWrite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FileWrite6" text:continue-numbering="true" text:style-name="Outline">
                                                <text:list-item>
                                                    <text:list>
                                                        <text:list-item>
                                                            <text:list>
                                                                <text:list-item>
                                                                    <text:h text:style-name="Heading_20_3" text:outline-level="3">
                                                                        File path
                                                                        <text:s text:c="4"/>
                                                                        <text:span text:style-name="T2">EXPRESSION (string)</text:span>
                                                                    </text:h>
                                                                </text:list-item>
                                                            </text:list>
                                                        </text:list-item>
                                                    </text:list>
                                                </text:list-item>
                                            </text:list>
                                            <text:p text:style-name="Standard"><text:span>The full path of the file to be written.</text:span></text:p>,
                                            <text:list xml:id="list_FileWrite7" text:continue-numbering="true" text:continue-list="list_FileWrite6" text:style-name="Outline">
                                                <text:list-item>
                                                    <text:list>
                                                        <text:list-item>
                                                            <text:list>
                                                                <text:list-item>
                                                                    <text:h text:style-name="Heading_20_3" text:outline-level="3">
                                                                        Content
                                                                        <text:s text:c="4"/>
                                                                        <text:span text:style-name="T2">EXPRESSION (string)</text:span>
                                                                    </text:h>
                                                                </text:list-item>
                                                            </text:list>
                                                        </text:list-item>
                                                    </text:list>
                                                </text:list-item>
                                            </text:list>
                                            <text:p text:style-name="Standard"><text:span>The content to be written can be a string or a blob. If the content is a blob, the </text:span><text:span text:style-name="backtick">encoding</text:span><text:span> property is ignored.</text:span></text:p>,
                                            <text:list xml:id="list_FileWrite8" text:continue-numbering="true" text:continue-list="list_FileWrite7" text:style-name="Outline">
                                                <text:list-item>
                                                    <text:list>
                                                        <text:list-item>
                                                            <text:list>
                                                                <text:list-item>
                                                                    <text:h text:style-name="Heading_20_3" text:outline-level="3">
                                                                        Encoding
                                                                        <text:s text:c="4"/>
                                                                        <text:span text:style-name="T2">EXPRESSION (string)</text:span>
                                                                    </text:h>
                                                                </text:list-item>
                                                            </text:list>
                                                        </text:list-item>
                                                    </text:list>
                                                </text:list-item>
                                            </text:list>
                                            <text:p text:style-name="Standard"><text:span>Encoding of the content. Possible values are: </text:span><text:span text:style-name="backtick">"ascii"</text:span><text:span>, </text:span><text:span text:style-name="backtick">"base64"</text:span><text:span>, </text:span><text:span text:style-name="backtick">"hex"</text:span><text:span>, </text:span><text:span text:style-name="backtick">"ucs2"</text:span><text:span>, </text:span><text:span text:style-name="backtick">"ucs-2"</text:span><text:span>, </text:span><text:span text:style-name="backtick">"utf16le"</text:span><text:span>, </text:span><text:span text:style-name="backtick">"utf-16le"</text:span><text:span>, </text:span><text:span text:style-name="backtick">"utf8"</text:span><text:span>, </text:span><text:span text:style-name="backtick">"utf-8"</text:span><text:span>, </text:span><text:span text:style-name="backtick">"binary"</text:span><text:span> or </text:span><text:span text:style-name="backtick">"latin1"</text:span><text:span>.</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FileWrite9" text:continue-numbering="true" text:continue-list="list_FileWrite8"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ext:span>This is the description of the Action component. Description is displayed below the component in the Project editor/viewer. In the main toolbar, it is possible to hide or display descriptions of all components with one click.</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FileWrite10" text:continue-numbering="true" text:continue-list="list_FileWrite9"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
                                            <text:list xml:id="list_FileWrite11" text:continue-numbering="true" text:continue-list="list_FileWrite10"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
                                            <text:list xml:id="list_FileWrite12" text:continue-numbering="true" text:continue-list="list_FileWrite11"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FileWrite13" text:continue-numbering="true" text:continue-list="list_FileWrite12"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p text:style-name="Standard"/><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
                            </table:table-cell>
                        </table:table-row>
                    </table:table>

            
                <text:list xml:id="list_FileWrite3" text:continue-numbering="true" text:continue-list="list_FileWrite2" text:style-name="Outline">
                    <text:list-item>
                        <text:list>
                            <text:list-item>
                                <text:h text:style-name="Heading_20_2" text:outline-level="2">Inputs</text:h>
                            </text:list-item>
                        </text:list>
                    </text:list-item>
                </text:list>

                
                            <text:list xml:id="list_FileWrite14" text:continue-numbering="true" text:style-name="Outline">
                                <text:list-item>
                                    <text:list>
                                        <text:list-item>
                                            <text:list>
                                                <text:list-item>
                                                    <text:h text:style-name="Heading_20_3" text:outline-level="3">
                                                        seqin
                                                        <text:s text:c="4"/>
                                                        <text:span text:style-name="T2">SEQ | OPTIONAL</text:span>
                                                    </text:h>
                                                </text:list-item>
                                            </text:list>
                                        </text:list-item>
                                    </text:list>
                                </text:list-item>
                            </text:list>
                            <text:p text:style-name="Standard"><text:span>A standard sequence input.</text:span></text:p>

            
                <text:list xml:id="list_FileWrite4" text:continue-numbering="true" text:continue-list="list_FileWrite3" text:style-name="Outline">
                    <text:list-item>
                        <text:list>
                            <text:list-item>
                                <text:h text:style-name="Heading_20_2" text:outline-level="2">Outputs</text:h>
                            </text:list-item>
                        </text:list>
                    </text:list-item>
                </text:list>

                
                            <text:list xml:id="list_FileWrite15" text:continue-numbering="true" text:style-name="Outline">
                                <text:list-item>
                                    <text:list>
                                        <text:list-item>
                                            <text:list>
                                                <text:list-item>
                                                    <text:h text:style-name="Heading_20_3" text:outline-level="3">
                                                        seqout
                                                        <text:s text:c="4"/>
                                                        <text:span text:style-name="T2">SEQ | OPTIONAL</text:span>
                                                    </text:h>
                                                </text:list-item>
                                            </text:list>
                                        </text:list-item>
                                    </text:list>
                                </text:list-item>
                            </text:list>
                            <text:p text:style-name="Standard"><text:span>A standard sequence output.</text:span></text:p>


            
                    <text:list xml:id="list_FileWrite5" text:continue-numbering="true" text:continue-list="list_FileWrite4" text:style-name="Outline">
                        <text:list-item>
                            <text:list>
                                <text:list-item>
                                    <text:h text:style-name="Heading_20_2" text:outline-level="2">Examples</text:h>
                                </text:list-item>
                            </text:list>
                        </text:list-item>
                    </text:list>
                    <text:p text:style-name="Standard"/>
                    <text:list xml:id="list_FileWrite16" text:style-name="List_20_1">
                    <text:list-item>
                            <text:p text:style-name="List_20_1_20_Start">
                            <text:span><text:span text:style-name="T1">CSV</text:span></text:span>
                            </text:p>
                        </text:list-item>
                        
<text:list-item>
                            <text:p text:style-name="List_20_1_20_End">
                            <text:span><text:span text:style-name="T1">Screen Capture</text:span></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